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Binary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Base64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64Binary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Base64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e64BinaryDV.getDataLength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Base64.XBase64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Base64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